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 distance propagation initial" table:style-name="ta1">
        <table:shapes>
          <draw:frame draw:z-index="0" draw:style-name="gr1" draw:text-style-name="P1" svg:width="203.75mm" svg:height="135.2mm" svg:x="92.52mm" svg:y="9.04mm">
            <loext:p draw:notify-on-update-of-ranges="'Log distance propagation initial'.A2:'Log distance propagation initial'.A31 'Log distance propagation initial'.B1:'Log distance propagation initial'.B1 'Log distance propagation initial'.B2:'Log distance propagation initial'.B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ower (dBm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]+0.5" office:value-type="float" office:value="-9.5" calcext:value-type="float">
            <text:p>-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3]+0.5"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4]+0.5" office:value-type="float" office:value="-8.5" calcext:value-type="float">
            <text:p>-8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5]+0.5" office:value-type="float" office:value="-8" calcext:value-type="float">
            <text:p>-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6]+0.5" office:value-type="float" office:value="-7.5" calcext:value-type="float">
            <text:p>-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7]+0.5" office:value-type="float" office:value="-7" calcext:value-type="float">
            <text:p>-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8]+0.5" office:value-type="float" office:value="-6.5" calcext:value-type="float">
            <text:p>-6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9]+0.5" office:value-type="float" office:value="-6" calcext:value-type="float">
            <text:p>-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0]+0.5" office:value-type="float" office:value="-5.5" calcext:value-type="float">
            <text:p>-5.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1]+0.5" office:value-type="float" office:value="-5" calcext:value-type="float">
            <text:p>-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2]+0.5" office:value-type="float" office:value="-4.5" calcext:value-type="float">
            <text:p>-4.5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3]+0.5" office:value-type="float" office:value="-4" calcext:value-type="float">
            <text:p>-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4]+0.5" office:value-type="float" office:value="-3.5" calcext:value-type="float">
            <text:p>-3.5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5]+0.5" office:value-type="float" office:value="-3" calcext:value-type="float">
            <text:p>-3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6]+0.5" office:value-type="float" office:value="-2.5" calcext:value-type="float">
            <text:p>-2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7]+0.5" office:value-type="float" office:value="-2" calcext:value-type="float">
            <text:p>-2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8]+0.5" office:value-type="float" office:value="-1.5" calcext:value-type="float">
            <text:p>-1.5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9]+0.5"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20]+0.5" office:value-type="float" office:value="-0.5" calcext:value-type="float">
            <text:p>-0.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21]+0.5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table:formula="of:=[.A22]+0.5" office:value-type="float" office:value="0.5" calcext:value-type="float">
            <text:p>0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23]+0.5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24]+0.5" office:value-type="float" office:value="1.5" calcext:value-type="float">
            <text:p>1.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formula="of:=[.A25]+0.5"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26]+0.5" office:value-type="float" office:value="2.5" calcext:value-type="float">
            <text:p>2.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formula="of:=[.A27]+0.5"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table:formula="of:=[.A28]+0.5" office:value-type="float" office:value="3.5" calcext:value-type="float">
            <text:p>3.5</text:p>
          </table:table-cell>
          <table:table-cell/>
        </table:table-row>
        <table:table-row table:style-name="ro1">
          <table:table-cell table:formula="of:=[.A29]+0.5" office:value-type="float" office:value="4" calcext:value-type="float">
            <text:p>4</text:p>
          </table:table-cell>
          <table:table-cell/>
        </table:table-row>
        <table:table-row table:style-name="ro1">
          <table:table-cell table:formula="of:=[.A30]+0.5" office:value-type="float" office:value="4.5" calcext:value-type="float">
            <text:p>4.5</text:p>
          </table:table-cell>
          <table:table-cell/>
        </table:table-row>
      </table:table>
      <table:table table:name="Ref Loss" table:style-name="ta1">
        <table:shapes>
          <draw:frame draw:z-index="0" draw:style-name="gr1" draw:text-style-name="P1" svg:width="177.87mm" svg:height="110.77mm" svg:x="73.24mm" svg:y="11.95mm">
            <loext:p draw:notify-on-update-of-ranges="'Ref Loss'.A1:'Ref Loss'.A1 'Ref Loss'.A2:'Ref Loss'.A28 'Ref Loss'.B1:'Ref Loss'.B1 'Ref Loss'.B2:'Ref Loss'.B2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ef Loss (dB)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table:formula="of:=[.A2]+0.5" office:value-type="float" office:value="7.5" calcext:value-type="float">
            <text:p>7.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table:formula="of:=[.A3]+0.5" office:value-type="float" office:value="8" calcext:value-type="float">
            <text:p>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formula="of:=[.A4]+0.5" office:value-type="float" office:value="8.5" calcext:value-type="float">
            <text:p>8.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table:formula="of:=[.A5]+0.5"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[.A6]+0.5" office:value-type="float" office:value="9.5" calcext:value-type="float">
            <text:p>9.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table:formula="of:=[.A7]+0.5"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table:formula="of:=[.A8]+0.5" office:value-type="float" office:value="10.5" calcext:value-type="float">
            <text:p>10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table:formula="of:=[.A9]+0.5" office:value-type="float" office:value="11" calcext:value-type="float">
            <text:p>11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table:formula="of:=[.A10]+0.5" office:value-type="float" office:value="11.5" calcext:value-type="float">
            <text:p>11.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table:formula="of:=[.A11]+0.5" office:value-type="float" office:value="12" calcext:value-type="float">
            <text:p>12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table:formula="of:=[.A12]+0.5" office:value-type="float" office:value="12.5" calcext:value-type="float">
            <text:p>12.5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table:formula="of:=[.A13]+0.5"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table:formula="of:=[.A14]+0.5" office:value-type="float" office:value="13.5" calcext:value-type="float">
            <text:p>13.5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5]+0.5" office:value-type="float" office:value="14" calcext:value-type="float">
            <text:p>14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table:formula="of:=[.A16]+0.5" office:value-type="float" office:value="14.5" calcext:value-type="float">
            <text:p>14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table:formula="of:=[.A17]+0.5"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A18]+0.5"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[.A19]+0.5"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0]+0.5" office:value-type="float" office:value="16.5" calcext:value-type="float">
            <text:p>1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table:formula="of:=[.A21]+0.5"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formula="of:=[.A22]+0.5" office:value-type="float" office:value="17.5" calcext:value-type="float">
            <text:p>17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3]+0.5" office:value-type="float" office:value="18" calcext:value-type="float">
            <text:p>18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table:formula="of:=[.A24]+0.5" office:value-type="float" office:value="18.5" calcext:value-type="float">
            <text:p>18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formula="of:=[.A25]+0.5" office:value-type="float" office:value="19" calcext:value-type="float">
            <text:p>1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6]+0.5" office:value-type="float" office:value="19.5" calcext:value-type="float">
            <text:p>19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formula="of:=[.A27]+0.5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</table:table-row>
      </table:table>
      <table:table table:name="exponent (log)" table:style-name="ta1">
        <table:shapes>
          <draw:frame draw:z-index="0" draw:style-name="gr1" draw:text-style-name="P1" svg:width="177.59mm" svg:height="104.39mm" svg:x="82.33mm" svg:y="12.22mm">
            <loext:p draw:notify-on-update-of-ranges="'exponent (log)'.A1:'exponent (log)'.A1 'exponent (log)'.A2:'exponent (log)'.A16 'exponent (log)'.B1:'exponent (log)'.B1 'exponent (log)'.B2:'exponent (log)'.B1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onent</text:p>
          </table:table-cell>
          <table:table-cell office:value-type="string" calcext:value-type="string">
            <text:p>Distance (m)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/00/0000</text:date>, <text:time style:data-style-name="N2" text:time-value="14:50:29.0583759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13:28:09.400658235</meta:creation-date>
    <dc:date>2017-03-07T13:43:28.162425108</dc:date>
    <meta:editing-duration>P4DT15M4S</meta:editing-duration>
    <meta:editing-cycles>11</meta:editing-cycles>
    <meta:generator>LibreOffice/5.3.0.3$Linux_X86_64 LibreOffice_project/30m0$Build-3</meta:generator>
    <meta:document-statistic meta:table-count="3" meta:cell-count="1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376cm" svg:height="13.521cm" xlink:href=".." xlink:type="simple" chart:class="chart:scatter" chart:style-name="ch1">
        <chart:title svg:x="9.007cm" svg:y="0.406cm" chart:style-name="ch2">
          <text:p>main-title</text:p>
        </chart:title>
        <chart:plot-area chart:style-name="ch3" table:cell-range-address="'Log distance propagation initial'.A2:'Log distance propagation initial'.B31 'Log distance propagation initial'.B1:'Log distance propagation initial'.B1" chart:data-source-has-labels="row" svg:x="1.392cm" svg:y="1.455cm" svg:width="18.577cm" svg:height="10.841cm">
          <chartooo:coordinate-region svg:x="1.67cm" svg:y="1.654cm" svg:width="18.191cm" svg:height="9.995cm"/>
          <chart:axis chart:dimension="x" chart:name="primary-x" chart:style-name="ch4">
            <chart:title svg:x="8.519cm" svg:y="12.566cm" chart:style-name="ch5">
              <text:p>transmission power (dBm)</text:p>
            </chart:title>
          </chart:axis>
          <chart:axis chart:dimension="y" chart:name="primary-y" chart:style-name="ch4">
            <chart:title svg:x="0.451cm" svg:y="7.951cm" chart:style-name="ch6">
              <text:p>distance (m)</text:p>
            </chart:title>
            <chart:grid chart:style-name="ch7" chart:class="major"/>
          </chart:axis>
          <chart:series chart:style-name="ch8" chart:values-cell-range-address="'Log distance propagation initial'.B2:'Log distance propagation initial'.B31" chart:label-cell-address="'Log distance propagation initial'.B1:'Log distance propagation initial'.B1" chart:class="chart:scatter">
            <chart:domain table:cell-range-address="'Log distance propagation initial'.A2:'Log distance propagation initial'.A31"/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Log distance propagation initial'.B1:'Log distance propagation initial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'Log distance propagation initial'.A2:'Log distance propagation initial'.A31</svg:desc>
                </draw:g>
              </table:table-cell>
              <table:table-cell office:value-type="float" office:value="75">
                <text:p>75</text:p>
                <draw:g>
                  <svg:desc>'Log distance propagation initial'.B2:'Log distance propagation initial'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.5">
                <text:p>-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">
                <text:p>-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8.5">
                <text:p>-8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">
                <text:p>-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7.5">
                <text:p>-7.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7">
                <text:p>-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6.5">
                <text:p>-6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6">
                <text:p>-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5.5">
                <text:p>-5.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5">
                <text:p>-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4.5">
                <text:p>-4.5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">
                <text:p>-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5">
                <text:p>-3.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">
                <text:p>-3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">
                <text:p>-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5">
                <text:p>-1.5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">
                <text:p>-0.5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">
                <text:p>0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">
                <text:p>1.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88cm" svg:height="11.078cm" xlink:href=".." xlink:type="simple" chart:class="chart:scatter" chart:style-name="ch1">
        <chart:plot-area chart:style-name="ch2" table:cell-range-address="'Ref Loss'.A1:'Ref Loss'.B28" chart:data-source-has-labels="row" svg:x="1.34cm" svg:y="0.221cm" svg:width="16.093cm" svg:height="9.681cm">
          <chartooo:coordinate-region svg:x="2.226cm" svg:y="0.421cm" svg:width="14.994cm" svg:height="8.834cm"/>
          <chart:axis chart:dimension="x" chart:name="primary-x" chart:style-name="ch3">
            <chart:title svg:x="7.794cm" svg:y="10.123cm" chart:style-name="ch4">
              <text:p>Reference loss (dB)</text:p>
            </chart:title>
          </chart:axis>
          <chart:axis chart:dimension="y" chart:name="primary-y" chart:style-name="ch3">
            <chart:title svg:x="0.451cm" svg:y="6.15cm" chart:style-name="ch5">
              <text:p>Distance (m)</text:p>
            </chart:title>
            <chart:grid chart:style-name="ch6" chart:class="major"/>
          </chart:axis>
          <chart:series chart:style-name="ch7" chart:values-cell-range-address="'Ref Loss'.B2:'Ref Loss'.B28" chart:label-cell-address="'Ref Loss'.B1:'Ref Loss'.B1" chart:class="chart:scatter">
            <chart:domain table:cell-range-address="'Ref Loss'.A2:'Ref Loss'.A28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Ref Loss'.B1:'Ref Los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Ref Loss'.A2:'Ref Loss'.A28</svg:desc>
                </draw:g>
              </table:table-cell>
              <table:table-cell office:value-type="float" office:value="195">
                <text:p>195</text:p>
                <draw:g>
                  <svg:desc>'Ref Loss'.B2:'Ref Loss'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5">
                <text:p>12.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5">
                <text:p>13.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.5">
                <text:p>14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5">
                <text:p>15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7.5">
                <text:p>17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5">
                <text:p>19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76cm" svg:height="10.44cm" xlink:href=".." xlink:type="simple" chart:class="chart:scatter" chart:style-name="ch1">
        <chart:plot-area chart:style-name="ch2" table:cell-range-address="'exponent (log)'.A1:'exponent (log)'.B16" chart:data-source-has-labels="row" svg:x="1.34cm" svg:y="0.208cm" svg:width="16.065cm" svg:height="9.069cm">
          <chartooo:coordinate-region svg:x="2.014cm" svg:y="0.407cm" svg:width="14.913cm" svg:height="8.223cm"/>
          <chart:axis chart:dimension="x" chart:name="primary-x" chart:style-name="ch3">
            <chart:title svg:x="8.561cm" svg:y="9.485cm" chart:style-name="ch4">
              <text:p>exponent</text:p>
            </chart:title>
          </chart:axis>
          <chart:axis chart:dimension="y" chart:name="primary-y" chart:style-name="ch3">
            <chart:title svg:x="0.451cm" svg:y="5.818cm" chart:style-name="ch5">
              <text:p>distance (m)</text:p>
            </chart:title>
            <chart:grid chart:style-name="ch6" chart:class="major"/>
          </chart:axis>
          <chart:series chart:style-name="ch7" chart:values-cell-range-address="'exponent (log)'.B2:'exponent (log)'.B16" chart:label-cell-address="'exponent (log)'.B1:'exponent (log)'.B1" chart:class="chart:scatter">
            <chart:domain table:cell-range-address="'exponent (log)'.A2:'exponent (log)'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istance (m)</text:p>
                <draw:g>
                  <svg:desc>'exponent (log)'.B1:'exponent (log)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  <draw:g>
                  <svg:desc>'exponent (log)'.A2:'exponent (log)'.A16</svg:desc>
                </draw:g>
              </table:table-cell>
              <table:table-cell office:value-type="float" office:value="180">
                <text:p>180</text:p>
                <draw:g>
                  <svg:desc>'exponent (log)'.B2:'exponent (log)'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5">
                <text:p>3.7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25">
                <text:p>4.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75">
                <text:p>4.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25">
                <text:p>5.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75">
                <text:p>5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